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6,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,0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5,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.35" calcext:value-type="float">
            <text:p>95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2,095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.58" calcext:value-type="float">
            <text:p>70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8,97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37" calcext:value-type="float">
            <text:p>39.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1,806</text:p>
          </table:table-cell>
          <table:table-cell office:value-type="string" calcext:value-type="string">
            <text:p>3,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49" calcext:value-type="float">
            <text:p>32.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95,186</text:p>
          </table:table-cell>
          <table:table-cell office:value-type="string" calcext:value-type="string">
            <text:p>107,70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0.35" calcext:value-type="float">
            <text:p>30.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00</meta:creation-date>
    <dc:date>2018-09-01T10:09:00</dc:date>
    <meta:generator>LibreOffice/5.1.6.2$Linux_X86_64 LibreOffice_project/10m0$Build-2</meta:generator>
    <meta:document-statistic meta:table-count="1" meta:cell-count="4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